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17.004cm" fo:margin-left="-0.005cm" fo:margin-right="0cm" style:page-number="0" table:align="margins"/>
    </style:style>
    <style:style style:name="Таблица1.A" style:family="table-column">
      <style:table-column-properties style:column-width="9.932cm" style:rel-column-width="38280*"/>
    </style:style>
    <style:style style:name="Таблица1.B" style:family="table-column">
      <style:table-column-properties style:column-width="3.697cm" style:rel-column-width="14249*"/>
    </style:style>
    <style:style style:name="Таблица1.C" style:family="table-column">
      <style:table-column-properties style:column-width="3.374cm" style:rel-column-width="1300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2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line-height="150%" fo:text-align="center" style:justify-single-word="false"/>
      <style:text-properties fo:font-size="14pt"/>
    </style:style>
    <style:style style:name="P17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bold" style:font-name-asian="TimesNewRomanPSMT" style:font-size-asian="14pt" style:font-style-asian="normal" style:font-weight-asian="bold" style:font-name-complex="TimesNewRomanPSMT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0" style:family="paragraph" style:parent-style-name="Standard" style:list-style-name="L3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 style:parent-style-name="Standard" style:list-style-name="L4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style:font-name="TimesNewRomanPSMT" fo:font-style="italic" style:font-name-asian="TimesNewRomanPSMT" style:font-style-asian="italic" style:font-name-complex="TimesNewRomanPSMT" style:font-style-complex="italic"/>
    </style:style>
    <style:style style:name="T2" style:family="text">
      <style:text-properties style:font-name="TimesNewRomanPSMT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3" style:family="text">
      <style:text-properties style:font-name="TimesNewRomanPSMT" fo:font-style="normal" fo:font-weight="bold" style:font-name-asian="TimesNewRomanPSMT" style:font-style-asian="normal" style:font-weight-asian="bold" style:font-name-complex="TimesNewRomanPSMT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Министерство образования Республики Беларусь <text:s/></text:p>
      <text:p text:style-name="P4">Учреждение образования </text:p>
      <text:p text:style-name="P4">“Белорусский государственный университет <text:s/></text:p>
      <text:p text:style-name="P4">информатики <text:s/>и радиоэлектроники” <text:s/></text:p>
      <text:p text:style-name="P4"/>
      <text:p text:style-name="P4"><text:s/></text:p>
      <text:p text:style-name="P5">Факультет информационных <text:s/>технологий <text:s/>и управления </text:p>
      <text:p text:style-name="P5">Кафедра интеллектуальных информационных технологий <text:s text:c="2"/></text:p>
      <text:p text:style-name="P2"/>
      <text:p text:style-name="P2"/>
      <text:p text:style-name="P2"/>
      <text:p text:style-name="P2"><text:s/></text:p>
      <text:p text:style-name="P7">ОТЧЁТ </text:p>
      <text:p text:style-name="P1">по лабораторной работе</text:p>
      <text:p text:style-name="P1">по дисциплине <text:s/>«Нейронно-сетевые модели» </text:p>
      <text:p text:style-name="P1">на тему <text:s/></text:p>
      <text:p text:style-name="P4"><text:span text:style-name="T4">«</text:span><text:span text:style-name="T1">Сжатие графической информации линейной рециркуляционной сетью</text:span><text:span text:style-name="T4">» </text:span></text:p>
      <text:p text:style-name="P1"/>
      <text:p text:style-name="P1"/>
      <text:p text:style-name="P1"/>
      <text:p text:style-name="P3">Выполнил</text:p>
      <text:p text:style-name="P3">студенты группы</text:p>
      <text:p text:style-name="P3">521703 Сидоров И. С.</text:p>
      <text:p text:style-name="P3"/>
      <text:p text:style-name="P3">Проверил </text:p>
      <text:p text:style-name="P3">Ивашенко В. П.</text:p>
      <text:p text:style-name="P1">МИНСК</text:p>
      <text:p text:style-name="P1">2009</text:p>
      <text:p text:style-name="P9"/>
      <text:p text:style-name="P12"><text:span text:style-name="T8">Цель: </text:span><text:span text:style-name="T2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8"/>
      <text:p text:style-name="P6"><text:span text:style-name="T6">Задание: </text:span><text:span text:style-name="T2">предсказание числовых последовательностей нейросетевыми методами</text:span><text:span text:style-name="T3">.</text:span></text:p>
      <text:p text:style-name="P6"><text:span text:style-name="T6"><text:tab/></text:span><text:span text:style-name="T7">Реализовать модель сети Джордана-Элмана с функцией активации гиперболичекого тангенса.</text:span></text:p>
      <text:p text:style-name="P17">Ход работы:</text:p>
      <text:p text:style-name="P18"/>
      <text:p text:style-name="P18"><text:tab/>Для решения задачи предсказания числовых последовательностей была создана нейросетевая модель обладающая следующими свойствами:</text:p>
      <text:list xml:id="list1900246793" text:style-name="L1">
        <text:list-item>
          <text:p text:style-name="P19">количество элементов которые влияют на предсказываемые значения, определяется количеством нейронов на входном слое (Input);</text:p>
        </text:list-item>
        <text:list-item>
          <text:p text:style-name="P19">количество элементов значение которых вычисляется (предсказываются) за один ход, определяет количество нейронов на выходном слое (Result);</text:p>
        </text:list-item>
        <text:list-item>
          <text:p text:style-name="P19">система имеет три вида слоёв: входной слой, выходной слой, промежуточные слои:</text:p>
          <text:list>
            <text:list-item>
              <text:p text:style-name="P19">входной слой умеет заполнять начальное значение данных в зависимости от передаваемого вектора входных данных;</text:p>
            </text:list-item>
            <text:list-item>
              <text:p text:style-name="P19">выходной слой умеет заполнять выходные значения ожидаемыми результатами, что позволяет простым образом в дальнейшем высчитывать ошибку на последнем слое;</text:p>
            </text:list-item>
            <text:list-item>
              <text:p text:style-name="P19">промежуточные слои умеют переносить значение ошибки с переднего слоя на задний;</text:p>
            </text:list-item>
          </text:list>
        </text:list-item>
        <text:list-item>
          <text:p text:style-name="P19">система реализует два типа связей:</text:p>
          <text:list>
            <text:list-item>
              <text:p text:style-name="P19">связь между элементами контекстного слоя, и элементами повторяющего слоя, данная связь не обучается и всегда только передаёт значения;</text:p>
            </text:list-item>
            <text:list-item>
              <text:p text:style-name="P19">связь между элементами одного слоя и второго слоя (никакой слой не является контекстным по отношению к другому) такая связь подразумевает набор данных по преобразованию одного слоя в другой.</text:p>
            </text:list-item>
          </text:list>
        </text:list-item>
      </text:list>
      <text:p text:style-name="P18"/>
      <text:p text:style-name="P18"><text:tab/>Дополнительные ограничения:</text:p>
      <text:list xml:id="list1969523085" text:style-name="L6">
        <text:list-item>
          <text:p text:style-name="P25"><text:span text:style-name="T5">начинать поиск заново если суммарная ошибка выше 1000, или текущее значение разности между выходными данными и предполагаемыми составило в 10 большее чем минимальное найденное значение такой разности.</text:span></text:p>
        </text:list-item>
      </text:list>
      <text:p text:style-name="P18"><text:soft-page-break/><text:tab/>Проводимые испытания и полученные результаты (значения входных и выходных параметров n=2, m=1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Входные данные</text:p>
          </table:table-cell>
          <table:table-cell table:style-name="Таблица1.A1" office:value-type="string">
            <text:p text:style-name="P14">Подобранные значения</text:p>
          </table:table-cell>
          <table:table-cell table:style-name="Таблица1.C1" office:value-type="string">
            <text:p text:style-name="P14">Ожидаемые результаты</text:p>
          </table:table-cell>
        </table:table-row>
        <table:table-row>
          <table:table-cell table:style-name="Таблица1.A2" office:value-type="string">
            <text:p text:style-name="P15">Арифметическая прогрессия (k=1):</text:p>
            <text:p text:style-name="P13">1 2 3 4 5 6 7 8 9 10 11 12 13 14 15</text:p>
          </table:table-cell>
          <table:table-cell table:style-name="Таблица1.A2" office:value-type="string">
            <text:p text:style-name="P11">16.007</text:p>
            <text:p text:style-name="P10">17.016</text:p>
            <text:p text:style-name="P10">18.024</text:p>
            <text:p text:style-name="P10">19.024</text:p>
            <text:p text:style-name="P10">20.008</text:p>
            <text:p text:style-name="P10">20.966</text:p>
            <text:p text:style-name="P10">21.890</text:p>
          </table:table-cell>
          <table:table-cell table:style-name="Таблица1.C2" office:value-type="string">
            <text:p text:style-name="P11">16</text:p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</table:table-cell>
        </table:table-row>
        <table:table-row>
          <table:table-cell table:style-name="Таблица1.A2" office:value-type="string">
            <text:p text:style-name="P16">Геометрическая посл-сть (k=1.2);</text:p>
            <text:p text:style-name="P11">1.000000</text:p>
            <text:p text:style-name="P10">1.200000</text:p>
            <text:p text:style-name="P10">1.440000</text:p>
            <text:p text:style-name="P10">1.728000</text:p>
            <text:p text:style-name="P10">2.073600</text:p>
            <text:p text:style-name="P10">2.488320</text:p>
            <text:p text:style-name="P10">2.985984</text:p>
            <text:p text:style-name="P10">3.583181</text:p>
            <text:p text:style-name="P10">4.299817</text:p>
          </table:table-cell>
          <table:table-cell table:style-name="Таблица1.A2" office:value-type="string">
            <text:p text:style-name="P11">5.140620</text:p>
            <text:p text:style-name="P11">6.092788</text:p>
            <text:p text:style-name="P11">7.121988</text:p>
            <text:p text:style-name="P11">8.182919</text:p>
            <text:p text:style-name="P11"/>
          </table:table-cell>
          <table:table-cell table:style-name="Таблица1.C2" office:value-type="string">
            <text:p text:style-name="P11">5.159</text:p>
            <text:p text:style-name="P11">6.1917</text:p>
            <text:p text:style-name="P11">7.43</text:p>
            <text:p text:style-name="P11">8.916</text:p>
            <text:p text:style-name="P11"/>
          </table:table-cell>
        </table:table-row>
        <table:table-row>
          <table:table-cell table:style-name="Таблица1.A2" office:value-type="string">
            <text:p text:style-name="P13">Функция синуса.</text:p>
            <text:p text:style-name="P11">0.000000</text:p>
            <text:p text:style-name="P10">0.500000</text:p>
            <text:p text:style-name="P10">0.866000</text:p>
            <text:p text:style-name="P10">1.000000</text:p>
            <text:p text:style-name="P10">0.866000</text:p>
            <text:p text:style-name="P10">…</text:p>
            <text:p text:style-name="P10">-0.866000</text:p>
            <text:p text:style-name="P10">-0.500000</text:p>
            <text:p text:style-name="P10">0.000000</text:p>
          </table:table-cell>
          <table:table-cell table:style-name="Таблица1.A2" office:value-type="string">
            <text:p text:style-name="P11">0.000000</text:p>
            <text:p text:style-name="P10">0.500092</text:p>
            <text:p text:style-name="P10">0.866502</text:p>
            <text:p text:style-name="P10">1.000668</text:p>
            <text:p text:style-name="P10">0.865904</text:p>
            <text:p text:style-name="P10">0.498325</text:p>
            <text:p text:style-name="P10">-0.002990</text:p>
            <text:p text:style-name="P10">-0.503598</text:p>
            <text:p text:style-name="P11">-0.869590</text:p>
            <text:p text:style-name="P10">-1.002509</text:p>
          </table:table-cell>
          <table:table-cell table:style-name="Таблица1.C2" office:value-type="string">
            <text:p text:style-name="P11">0.000000</text:p>
            <text:p text:style-name="P10">0.500000</text:p>
            <text:p text:style-name="P10">0.866000</text:p>
            <text:p text:style-name="P10">1.000000</text:p>
            <text:p text:style-name="P10">0.866000</text:p>
            <text:p text:style-name="P10">0.500000</text:p>
            <text:p text:style-name="P10">0.000000</text:p>
            <text:p text:style-name="P10">-0.500000</text:p>
            <text:p text:style-name="P10">-0.866000</text:p>
            <text:p text:style-name="P10">-1.000000</text:p>
          </table:table-cell>
        </table:table-row>
      </table:table>
      <text:p text:style-name="P18"/>
      <text:p text:style-name="P23"><text:span text:style-name="T5"><text:tab/>Полученная система обладает следующими особенностями:</text:span></text:p>
      <text:list xml:id="list992407478" text:style-name="L4">
        <text:list-item>
          <text:p text:style-name="P24"><text:span text:style-name="T5">при работе с возрастающими или убывающими последовательностями (например арифметическая, геометрическая, квадратичная), процесс нахождения зависимости замедляется для последовательностей с большей скоростью изменения (роста);</text:span></text:p>
        </text:list-item>
        <text:list-item>
          <text:p text:style-name="P24"><text:soft-page-break/><text:span text:style-name="T5">при работе с ограниченными последовательностями (функция синуса, косинуса), время затраченное на нахождение зависит только от вводимых пользователем параметров (размер последовательности, размер окна);</text:span></text:p>
        </text:list-item>
        <text:list-item>
          <text:p text:style-name="P24"><text:span text:style-name="T5">можно отметить, что для более качественного предсказывания, требуется использовать как можно большее количество элементов последовательности, и как можно меньший размер окна; это позволяет уменьшать суммарную ошибку предсказываемых величин;</text:span></text:p>
          <text:p text:style-name="P24"><text:span text:style-name="T5">большее количество элементов обучающей последовательности позволяет снизить ошибку возникающую в результате накапливания значений на контекстных слоях;</text:span></text:p>
          <text:p text:style-name="P24"><text:span text:style-name="T5">меньший размер окна, позволяет минимизировать ошибку предсказываемых величин возникающую в результате округления функций обучающих связь контекстных и скрытого слоёв;</text:span></text:p>
          <text:p text:style-name="P24"><text:span text:style-name="T5">минимальный размер окна (1) не всегда лучший вариант потому, что некоторые последовательности подразумевают подбор функции, которая может высчитать следующее значение только из n предыдущих (где n может быть и 2, и 3 и более). Например функция задающая арифметическую последовательность (без дополнительных константных значений) будет иметь вид: f(n+2) = f(n+1) + f(n+1) — f(n). При этом функции зависимости от одного предыдущего значения (размер окна = 1) не существует. <text:s/></text:span></text:p>
        </text:list-item>
      </text:list>
      <text:p text:style-name="P18"/>
      <text:p text:style-name="P18"/>
      <text:p text:style-name="P18"><text:tab/></text:p>
      <text:p text:style-name="P17">Вывод:<text:tab/></text:p>
      <text:p text:style-name="P18"><text:tab/>В результате мы получили пример нейронной сети предсказывающей числовые последовательности.</text:p>
      <text:p text:style-name="P18"><text:tab/>Для лучшего результата следует использовать следующие правила:</text:p>
      <text:list xml:id="list1133431747" text:style-name="L3">
        <text:list-item>
          <text:p text:style-name="P20">размер окна должен быть минимальным (например 2);</text:p>
        </text:list-item>
        <text:list-item>
          <text:p text:style-name="P20">модель лучше подбирает ограниченные последовательности;</text:p>
        </text:list-item>
        <text:list-item>
          <text:p text:style-name="P20">значение суммарной ошибки требуется выставлять объективно минимальным (для этого можно сделать несколько предварительных тестов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8:20:22</meta:creation-date>
    <dc:date>2009-12-02T00:10:20</dc:date>
    <dc:creator>Ivan Sidarau</dc:creator>
    <meta:editing-duration>PT08H38M31S</meta:editing-duration>
    <meta:editing-cycles>108</meta:editing-cycles>
    <meta:generator>OpenOffice.org/3.1$Unix OpenOffice.org_project/310m19$Build-9420</meta:generator>
    <meta:document-statistic meta:table-count="1" meta:image-count="0" meta:object-count="0" meta:page-count="6" meta:paragraph-count="118" meta:word-count="601" meta:character-count="4790"/>
  </office:meta>
</office:document-meta>
</file>